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NamespaceHandlerTests.testResponse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msNamespaceHandlerTests.getPhase( String container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NamespaceHandlerTests.testComponent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msNamespaceHandlerTests.testJcaContainerFactory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MessageListener.onMessage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NamespaceHandlerTests.testRecovery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NamespaceHandlerTests.getRecoveryInterval( String container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NamespaceHandlerTests.getBackOff( String container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olingTestApplicationContext.getRegistered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ingTestApplicationContext.initBeanDefinitionReader( XmlBeanDefinitionReader beanDefinition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NamespaceHandlerTests.test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oringReaderEventListener.StoringReaderEventListener( Set &lt; ComponentDefinition &gt; registeredCompon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NamespaceHandlerTests.testJmsContainerFactory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msNamespaceHandlerTests.testJcaContain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msNamespaceHandlerTests.validateComponentDefinition( ComponentDefinition compD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NamespaceHandlerTests.getErrorHandler( String container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NamespaceHandlerTests.getListener( String container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NamespaceHandlerTests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NamespaceHandlerTests.testPh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msNamespace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ingReaderEventListener.componentRegistered( ComponentDefinition component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NamespaceHandlerTests.testConcurr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msNamespaceHandlerTests.testBeansCrea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NamespaceHandlerTests.testSourceExtr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NamespaceHandlerTests.createDummy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ErrorHandler.handleError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olingTestApplicationContext.containsComponentDefinition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oolingTestApplicationContext.ToolingTestApplicationContext( String path ,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NamespaceHandlerTests.testContainerConfigura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msNamespaceHandlerTests.testError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